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oup_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Gene 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3Hr1G0511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1Hr1G0298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5Hr1G0807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0Hr1G0051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0510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6Hr1G0457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2Hr1G0805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6Hr1G0118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5Hr1G0692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2Hr1G045400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Group_2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Gene 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0Hr1G0143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0030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1155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1Hr1G0810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088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5Hr1G0759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3Hr1G0292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0564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1005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017630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Group_3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Gene 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5Hr1G060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5Hr1G012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2Hr1G1179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1001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1Hr1G0048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7Hr1G095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6Hr1G0772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2Hr1G0449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SRNA0494832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VU2Hr1G101700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rl</meta:initial-creator>
    <dc:creator>Carl</dc:creator>
    <meta:creation-date>2020-11-24T22:06:56Z</meta:creation-date>
    <dc:date>2020-11-26T02:21:29Z</dc:date>
  </office:meta>
</office:document-meta>
</file>